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Mono" svg:font-family="'Noto Mono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" style:family="table">
      <style:table-properties style:width="17.006cm" fo:margin-left="-0.028cm" table:align="left"/>
    </style:style>
    <style:style style:name="Таблица2.A" style:family="table-column">
      <style:table-column-properties style:column-width="17.006cm"/>
    </style:style>
    <style:style style:name="Таблица2.A1" style:family="table-cell">
      <style:table-cell-properties fo:background-color="#b2b2b2" fo:padding="0.097cm" fo:border="0.05pt solid #000000">
        <style:background-image/>
      </style:table-cell-properties>
    </style:style>
    <style:style style:name="P1" style:family="paragraph" style:parent-style-name="Title">
      <style:text-properties fo:font-size="20pt" style:font-size-asian="20pt" style:font-size-complex="20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Noto Mono" fo:font-size="12pt" officeooo:rsid="002869a3" officeooo:paragraph-rsid="005584c6" style:font-size-asian="12pt" style:font-size-complex="12pt"/>
    </style:style>
    <style:style style:name="P3" style:family="paragraph" style:parent-style-name="Text_20_body" style:list-style-name="L4">
      <style:text-properties style:font-name="DejaVu Serif" fo:font-size="14pt" officeooo:rsid="002306c0" officeooo:paragraph-rsid="005c0677" style:font-size-asian="14pt" style:font-size-complex="14pt"/>
    </style:style>
    <style:style style:name="P4" style:family="paragraph" style:parent-style-name="Text_20_body" style:list-style-name="L4">
      <style:text-properties style:font-name="DejaVu Serif" fo:font-size="14pt" officeooo:rsid="0024abe7" officeooo:paragraph-rsid="005c0677" style:font-size-asian="14pt" style:font-size-complex="14pt"/>
    </style:style>
    <style:style style:name="P5" style:family="paragraph" style:parent-style-name="Text_20_body" style:list-style-name="L4">
      <style:text-properties style:font-name="DejaVu Serif" fo:font-size="14pt" officeooo:rsid="00269df4" officeooo:paragraph-rsid="005c0677" style:font-size-asian="14pt" style:font-size-complex="14pt"/>
    </style:style>
    <style:style style:name="P6" style:family="paragraph" style:parent-style-name="Text_20_body" style:list-style-name="L1">
      <style:text-properties style:font-name="DejaVu Serif" fo:font-size="14pt" officeooo:rsid="00512d4b" officeooo:paragraph-rsid="00512d4b" style:font-size-asian="14pt" style:font-size-complex="14pt"/>
    </style:style>
    <style:style style:name="P7" style:family="paragraph" style:parent-style-name="Text_20_body" style:list-style-name="L1">
      <style:text-properties style:font-name="DejaVu Serif" fo:font-size="14pt" officeooo:rsid="00520493" officeooo:paragraph-rsid="0053091a" style:font-size-asian="14pt" style:font-size-complex="14pt"/>
    </style:style>
    <style:style style:name="P8" style:family="paragraph" style:parent-style-name="Text_20_body" style:list-style-name="L1">
      <style:text-properties style:font-name="DejaVu Serif" fo:font-size="14pt" officeooo:rsid="0053091a" officeooo:paragraph-rsid="0053091a" style:font-size-asian="14pt" style:font-size-complex="14pt"/>
    </style:style>
    <style:style style:name="P9" style:family="paragraph" style:parent-style-name="Text_20_body">
      <style:text-properties style:font-name="DejaVu Serif" fo:font-size="14pt" officeooo:rsid="0053091a" officeooo:paragraph-rsid="005584c6" style:font-size-asian="14pt" style:font-size-complex="14pt"/>
    </style:style>
    <style:style style:name="P10" style:family="paragraph" style:parent-style-name="Text_20_body" style:list-style-name="L1">
      <style:text-properties style:font-name="DejaVu Serif" fo:font-size="14pt" officeooo:rsid="0053aeab" officeooo:paragraph-rsid="005584c6" style:font-size-asian="14pt" style:font-size-complex="14pt"/>
    </style:style>
    <style:style style:name="P11" style:family="paragraph" style:parent-style-name="Text_20_body" style:list-style-name="L4">
      <style:text-properties style:font-name="DejaVu Serif" fo:font-size="14pt" officeooo:rsid="005f5270" officeooo:paragraph-rsid="005f5270" style:font-size-asian="14pt" style:font-size-complex="14pt"/>
    </style:style>
    <style:style style:name="P12" style:family="paragraph" style:parent-style-name="Text_20_body">
      <style:text-properties style:font-name="Noto Mono" fo:font-size="12pt" officeooo:rsid="00520493" officeooo:paragraph-rsid="0053091a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Noto Mono" fo:font-size="12pt" officeooo:rsid="00280bdb" officeooo:paragraph-rsid="005584c6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style:font-name="Noto Mono" fo:font-size="12pt" officeooo:rsid="00280bdb" officeooo:paragraph-rsid="0057d764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style:font-name="Noto Mono" fo:font-size="12pt" officeooo:rsid="002869a3" officeooo:paragraph-rsid="005584c6" style:font-size-asian="12pt" style:font-size-complex="12pt"/>
    </style:style>
    <style:style style:name="P16" style:family="paragraph" style:parent-style-name="Heading_20_2">
      <style:text-properties style:font-name="Liberation Sans" fo:font-size="16.1000003814697pt" fo:font-weight="bold" officeooo:rsid="004fcaa3" officeooo:paragraph-rsid="005a65fb" style:font-name-asian="Noto Sans CJK JP Regular" style:font-size-asian="16.1000003814697pt" style:font-weight-asian="bold" style:font-name-complex="FreeSans" style:font-size-complex="16.1000003814697pt" style:font-weight-complex="bold"/>
    </style:style>
    <style:style style:name="T1" style:family="text">
      <style:text-properties officeooo:rsid="001f79de"/>
    </style:style>
    <style:style style:name="T2" style:family="text">
      <style:text-properties officeooo:rsid="0024abe7"/>
    </style:style>
    <style:style style:name="T3" style:family="text">
      <style:text-properties officeooo:rsid="0026649b"/>
    </style:style>
    <style:style style:name="T4" style:family="text">
      <style:text-properties officeooo:rsid="002869a3"/>
    </style:style>
    <style:style style:name="T5" style:family="text">
      <style:text-properties officeooo:rsid="002bc23c"/>
    </style:style>
    <style:style style:name="T6" style:family="text">
      <style:text-properties officeooo:rsid="002d8866"/>
    </style:style>
    <style:style style:name="T7" style:family="text">
      <style:text-properties fo:color="#1e6a39"/>
    </style:style>
    <style:style style:name="T8" style:family="text">
      <style:text-properties fo:color="#1e6a39" officeooo:rsid="00332306"/>
    </style:style>
    <style:style style:name="T9" style:family="text">
      <style:text-properties fo:color="#1e6a39" officeooo:rsid="0056f886"/>
    </style:style>
    <style:style style:name="T10" style:family="text">
      <style:text-properties officeooo:rsid="00307046"/>
    </style:style>
    <style:style style:name="T11" style:family="text">
      <style:text-properties officeooo:rsid="00325aae"/>
    </style:style>
    <style:style style:name="T12" style:family="text">
      <style:text-properties officeooo:rsid="00332306"/>
    </style:style>
    <style:style style:name="T13" style:family="text">
      <style:text-properties officeooo:rsid="0040bbb0"/>
    </style:style>
    <style:style style:name="T14" style:family="text">
      <style:text-properties officeooo:rsid="004fcaa3"/>
    </style:style>
    <style:style style:name="T15" style:family="text">
      <style:text-properties officeooo:rsid="0052c52d"/>
    </style:style>
    <style:style style:name="T16" style:family="text">
      <style:text-properties officeooo:rsid="0053aeab"/>
    </style:style>
    <style:style style:name="T17" style:family="text">
      <style:text-properties officeooo:rsid="005584c6"/>
    </style:style>
    <style:style style:name="T18" style:family="text">
      <style:text-properties officeooo:rsid="0056f886"/>
    </style:style>
    <style:style style:name="T19" style:family="text">
      <style:text-properties officeooo:rsid="005a65fb"/>
    </style:style>
    <style:style style:name="T20" style:family="text">
      <style:text-properties officeooo:rsid="005ceb78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Просмотр и печать журналов подсистемы регистрации и учета </text:span></text:p>
      <text:h text:style-name="Heading_20_1" text:outline-level="1">Описание работы ПО</text:h>
      <text:h text:style-name="Heading_20_2" text:outline-level="2"><text:span text:style-name="T13">1. </text:span>Запрос материалов <text:span text:style-name="T14">для печати из архива</text:span></text:h>
      <text:list xml:id="list2678731126" text:style-name="L1">
        <text:list-item>
          <text:p text:style-name="P6">Проверка наличия полноценного архива с необходимым логом;</text:p>
        </text:list-item>
        <text:list-item>
          <text:p text:style-name="P7">Если такой архив существует, то распаковываем его в очищенную папку /tmp/authlog <text:span text:style-name="T15">командами: </text:span></text:p>
        </text:list-item>
      </text:list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2"><text:span text:style-name="T15">cp /backup/auth/auth_yyyy-MM-dd_yyyy-MM-dd.log.gz /tmp/authlog; </text:span></text:p>
            <text:p text:style-name="P12"><text:span text:style-name="T15">gunzip /tmp/authlog/ auth_yyyy-MM-dd_yyyy-MM-dd.log.gz;</text:span></text:p>
          </table:table-cell>
        </table:table-row>
      </table:table>
      <text:list xml:id="list82919046310255" text:continue-numbering="true" text:style-name="L1">
        <text:list-item>
          <text:p text:style-name="P8">Открываем файл в ПО и формируем постро<text:span text:style-name="T16">ч</text:span>ное заполнение <text:span text:style-name="T16">JSON;</text:span></text:p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3">{</text:p>
            <text:p text:style-name="P13"><text:s text:c="2"/>"<text:span text:style-name="T7">version</text:span>":"1.<text:span text:style-name="T12">0.0</text:span>",</text:p>
            <text:p text:style-name="P13"><text:s text:c="2"/>"<text:span text:style-name="T7">object</text:span>":"<text:span text:style-name="T10">controller_journal</text:span>",</text:p>
            <text:p text:style-name="P13"><text:s text:c="2"/>"<text:span text:style-name="T7">operation</text:span>":"<text:span text:style-name="T17">print_logs</text:span>",</text:p>
            <text:p text:style-name="P13"><text:s text:c="2"/>"<text:span text:style-name="T8">state</text:span>":"<text:span text:style-name="T12">done</text:span>",</text:p>
            <text:p text:style-name="P13"><text:s text:c="2"/>"<text:span text:style-name="T7">data</text:span>":<text:span text:style-name="T4">[</text:span></text:p>
            <text:p text:style-name="P13"><text:s text:c="4"/><text:span text:style-name="T4">{</text:span></text:p>
            <text:p text:style-name="P13"><text:s text:c="6"/>"<text:span text:style-name="T9">string</text:span>":"<text:span text:style-name="T18">строка из файла</text:span>"</text:p>
            <text:p text:style-name="P13"><text:s text:c="4"/><text:span text:style-name="T4">}</text:span></text:p>
            <text:p text:style-name="P14"><text:s text:c="4"/><text:span text:style-name="T4">{</text:span></text:p>
            <text:p text:style-name="P14"><text:s text:c="6"/>"<text:span text:style-name="T9">string</text:span>":"<text:span text:style-name="T18">строка из файла</text:span>"</text:p>
            <text:p text:style-name="P14"><text:s text:c="4"/><text:span text:style-name="T4">}</text:span></text:p>
            <text:p text:style-name="P15"><text:s text:c="2"/>]</text:p>
            <text:p text:style-name="P13">}</text:p>
          </table:table-cell>
        </table:table-row>
      </table:table>
      <text:list xml:id="list82919203863520" text:continue-numbering="true" text:style-name="L1">
        <text:list-item>
          <text:p text:style-name="P10">Отправка на клиента.</text:p>
        </text:list-item>
      </text:list>
      <text:h text:style-name="P16" text:outline-level="2"><text:span text:style-name="T19">2</text:span>. Запрос материалов для печати из <text:span text:style-name="T19">лога</text:span></text:h>
      <text:list xml:id="list1038457001" text:style-name="L4">
        <text:list-item>
          <text:p text:style-name="P3">Создание временной папки /tmp/authlog <text:span text:style-name="T1">командой mkdir;</text:span></text:p>
        </text:list-item>
        <text:list-item>
          <text:p text:style-name="P4">Копирование и распаковка лог-файлов /var/log/auth.log*** <text:span text:style-name="T3">в созданую папку /tmp/authlog;</text:span></text:p>
        </text:list-item>
        <text:list-item>
          <text:p text:style-name="P5">Для каждого из файлов <text:span text:style-name="T2">/var/log/auth.log*** </text:span>считываем<text:span text:style-name="T20"> строки и записываем их в JSON;</text:span></text:p>
        </text:list-item>
        <text:list-item>
          <text:p text:style-name="P11">Отправка на клиент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to Mono" svg:font-family="'Noto Mono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2:16:45.263779060</meta:creation-date>
    <meta:generator>LibreOffice/6.2.3.2$Linux_X86_64 LibreOffice_project/6bd8f51f0bb0f42344f66a65ca86e692fe0f70bc</meta:generator>
    <dc:date>2019-05-02T08:29:18.749816259</dc:date>
    <meta:editing-duration>PT1H21M</meta:editing-duration>
    <meta:editing-cycles>63</meta:editing-cycles>
    <meta:document-statistic meta:table-count="2" meta:image-count="0" meta:object-count="0" meta:page-count="1" meta:paragraph-count="28" meta:word-count="118" meta:character-count="957" meta:non-whitespace-character-count="832"/>
  </office:meta>
</office:document-meta>
</file>